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0000001996AB4CE7D44DD2F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41cm" fo:min-width="0.19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415cm"/>
      <style:paragraph-properties style:writing-mode="lr-tb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ourier1" fo:font-size="6pt" style:font-size-asian="6pt" style:font-size-complex="6pt"/>
    </style:style>
    <style:style style:name="T1" style:family="text">
      <style:text-properties style:font-name="Courier1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695cm" svg:height="3.499cm" svg:x="0.65cm" svg:y="0cm">
          <draw:image xlink:href="Pictures/10000000000001B0000001996AB4CE7D44DD2FFD.png" xlink:type="simple" xlink:show="embed" xlink:actuate="onLoad" loext:mime-type="image/png">
            <text:p/>
          </draw:image>
        </draw:frame>
        <draw:custom-shape draw:style-name="gr2" draw:text-style-name="P2" draw:layer="layout" svg:width="1.03cm" svg:height="0.98cm" svg:x="2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915cm" svg:height="0.767cm" svg:x="2.295cm" svg:y="1.573cm">
          <draw:text-box>
            <text:p><text:span text:style-name="T1">def direct(angles):</text:span><text:span text:style-name="T1"><text:line-break/></text:span><text:span text:style-name="T1"> <text:s text:c="3"/>return matrix</text:span></text:p>
          </draw:text-box>
        </draw:frame>
        <draw:line draw:style-name="gr4" draw:text-style-name="P2" draw:layer="layout" svg:x1="3.68cm" svg:y1="2.15cm" svg:x2="3.07cm" svg:y2="2.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06T10:57:32.469134469</meta:creation-date>
    <dc:date>2022-09-09T09:59:38.057036313</dc:date>
    <meta:editing-duration>PT53M44S</meta:editing-duration>
    <meta:editing-cycles>11</meta:editing-cycles>
    <meta:generator>LibreOffice/6.4.7.2$Linux_X86_64 LibreOffice_project/40$Build-2</meta:generator>
    <meta:document-statistic meta:object-count="4"/>
  </office:meta>
</office:document-meta>
</file>